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_20__28_var_29_" svg:stroke-width="0.05cm" draw:marker-start-width="0.38cm" draw:marker-end-width="0.38cm" draw:fill="solid" draw:fill-color="#ffffff" draw:opacity="100%" draw:textarea-horizontal-align="justify" draw:textarea-vertical-align="middle" draw:auto-grow-height="false" fo:padding-top="0.15cm" fo:padding-bottom="0.15cm" fo:padding-left="0.275cm" fo:padding-right="0.275cm" draw:shadow-opacity="100%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7cm" fo:min-width="0.37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.378cm"/>
    </style:style>
    <style:style style:name="gr4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draw:marker-start-width="0.25cm" draw:marker-end="Arrow" draw:marker-end-width="0.2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00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Courier New'" style:font-family-generic="modern" style:font-pitch="fixed" fo:font-size="12pt" fo:font-weight="bold"/>
    </style:style>
    <style:style style:name="P4" style:family="paragraph">
      <style:text-properties fo:font-size="13pt" fo:font-weight="bold"/>
    </style:style>
    <style:style style:name="P5" style:family="paragraph">
      <style:paragraph-properties fo:margin-left="0cm" fo:margin-right="0cm" fo:text-indent="0cm"/>
      <style:text-properties fo:font-size="13pt" fo:font-weight="bold"/>
    </style:style>
    <style:style style:name="P6" style:family="paragraph">
      <style:text-properties fo:font-size="13pt" fo:font-weight="normal"/>
    </style:style>
    <style:style style:name="T1" style:family="text">
      <style:text-properties fo:font-family="'Courier New'" style:font-family-generic="modern" style:font-pitch="fixed" fo:font-size="12pt" fo:font-weight="bold"/>
    </style:style>
    <style:style style:name="T2" style:family="text">
      <style:text-properties fo:font-size="13pt" fo:font-weight="bold"/>
    </style:style>
    <style:style style:name="T3" style:family="text">
      <style:text-properties fo:font-size="13pt" fo:font-weight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2.5cm" svg:height="2.1cm" svg:x="1.8cm" svg:y="2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8cm" svg:height="1.1cm" svg:x="2.1cm" svg:y="3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153cm" svg:height="0.734cm" svg:x="1.7cm" svg:y="2.3cm">
          <draw:text-box>
            <text:p text:style-name="P2"><text:span text:style-name="T1">:A</text:span></text:p>
          </draw:text-box>
        </draw:frame>
        <draw:custom-shape draw:style-name="gr1" draw:text-style-name="P1" draw:layer="layout" svg:width="1.3cm" svg:height="1.6cm" svg:x="1.3cm" svg:y="7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.8cm" svg:height="0.734cm" svg:x="1.2cm" svg:y="7.3cm">
          <draw:text-box>
            <text:p text:style-name="P2"><text:span text:style-name="T1">:D1</text:span></text:p>
          </draw:text-box>
        </draw:frame>
        <draw:line draw:style-name="gr4" draw:text-style-name="P1" draw:layer="layout" svg:x1="5.3cm" svg:y1="4.2cm" svg:x2="11.3cm" svg:y2="4.2cm">
          <text:p/>
        </draw:line>
        <draw:custom-shape draw:style-name="gr1" draw:text-style-name="P1" draw:layer="layout" svg:width="1.3cm" svg:height="1.6cm" svg:x="3cm" svg:y="7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2.8cm" svg:y1="7.5cm" svg:x2="2.8cm" svg:y2="9cm">
          <text:p/>
        </draw:line>
        <draw:custom-shape draw:style-name="gr1" draw:text-style-name="P1" draw:layer="layout" svg:width="0.8cm" svg:height="1.1cm" svg:x="3.1cm" svg:y="3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4cm" svg:height="2.1cm" svg:x="1.3cm" svg:y="4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8cm" svg:height="1.1cm" svg:x="1.6cm" svg:y="5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153cm" svg:height="0.734cm" svg:x="1.2cm" svg:y="4.8cm">
          <draw:text-box>
            <text:p text:style-name="P2"><text:span text:style-name="T1">:B</text:span></text:p>
          </draw:text-box>
        </draw:frame>
        <draw:custom-shape draw:style-name="gr1" draw:text-style-name="P1" draw:layer="layout" svg:width="1.4cm" svg:height="2.1cm" svg:x="3.3cm" svg:y="4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153cm" svg:height="0.734cm" svg:x="3.2cm" svg:y="4.8cm">
          <draw:text-box>
            <text:p text:style-name="P2"><text:span text:style-name="T1">:C</text:span></text:p>
          </draw:text-box>
        </draw:frame>
        <draw:frame draw:style-name="gr3" draw:text-style-name="P3" draw:layer="layout" svg:width="1.8cm" svg:height="0.734cm" svg:x="2.9cm" svg:y="7.3cm">
          <draw:text-box>
            <text:p text:style-name="P2"><text:span text:style-name="T1">:D2</text:span></text:p>
          </draw:text-box>
        </draw:frame>
        <draw:frame draw:style-name="gr2" draw:text-style-name="P3" draw:layer="layout" svg:width="1.153cm" svg:height="0.734cm" svg:x="1.901cm" svg:y="3.2cm">
          <draw:text-box>
            <text:p text:style-name="P2"><text:span text:style-name="T1">:B</text:span></text:p>
          </draw:text-box>
        </draw:frame>
        <draw:frame draw:style-name="gr2" draw:text-style-name="P3" draw:layer="layout" svg:width="1.153cm" svg:height="0.734cm" svg:x="2.901cm" svg:y="3.2cm">
          <draw:text-box>
            <text:p text:style-name="P2"><text:span text:style-name="T1">:C</text:span></text:p>
          </draw:text-box>
        </draw:frame>
        <draw:line draw:style-name="gr6" draw:text-style-name="P1" draw:layer="layout" svg:x1="2.7cm" svg:y1="4cm" svg:x2="2.2cm" svg:y2="5.5cm">
          <text:p/>
        </draw:line>
        <draw:line draw:style-name="gr6" draw:text-style-name="P1" draw:layer="layout" svg:x1="3.579cm" svg:y1="3.984cm" svg:x2="4.3cm" svg:y2="5.5cm">
          <text:p/>
        </draw:line>
        <draw:line draw:style-name="gr6" draw:text-style-name="P1" draw:layer="layout" svg:x1="2.2cm" svg:y1="6.5cm" svg:x2="2.8cm" svg:y2="7.5cm">
          <text:p/>
        </draw:line>
        <draw:frame draw:style-name="gr3" draw:text-style-name="P3" draw:layer="layout" svg:width="1.8cm" svg:height="0.734cm" svg:x="1.4cm" svg:y="5.7cm">
          <draw:text-box>
            <text:p text:style-name="P2"><text:span text:style-name="T1">:D</text:span></text:p>
          </draw:text-box>
        </draw:frame>
        <draw:line draw:style-name="gr7" draw:text-style-name="P1" draw:layer="layout" svg:x1="5cm" svg:y1="1.5cm" svg:x2="5cm" svg:y2="9.5cm">
          <text:p/>
        </draw:line>
        <draw:custom-shape draw:style-name="gr1" draw:text-style-name="P1" draw:layer="layout" svg:width="1.4cm" svg:height="2.1cm" svg:x="6.9cm" svg:y="4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4cm" svg:height="2.1cm" svg:x="5.5cm" svg:y="4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5.3cm" svg:y1="6.7cm" svg:x2="11.3cm" svg:y2="6.7cm">
          <text:p/>
        </draw:line>
        <draw:line draw:style-name="gr4" draw:text-style-name="P1" draw:layer="layout" svg:x1="5.3cm" svg:y1="4.2cm" svg:x2="5.3cm" svg:y2="6.7cm">
          <text:p/>
        </draw:line>
        <draw:custom-shape draw:style-name="gr1" draw:text-style-name="P1" draw:layer="layout" svg:width="1.4cm" svg:height="2.1cm" draw:transform="rotate (-1.57044726094539) translate (15.6cm 1.9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4cm" svg:height="2.1cm" draw:transform="rotate (-1.57044726094539) translate (15.6cm 3.3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3.1cm" svg:y1="6.2cm" svg:x2="13.1cm" svg:y2="9.2cm">
          <text:p/>
        </draw:line>
        <draw:line draw:style-name="gr4" draw:text-style-name="P1" draw:layer="layout" svg:x1="15.9cm" svg:y1="6.2cm" svg:x2="15.9cm" svg:y2="9.2cm">
          <text:p/>
        </draw:line>
        <draw:line draw:style-name="gr4" draw:text-style-name="P1" draw:layer="layout" svg:x1="13.1cm" svg:y1="9.2cm" svg:x2="15.9cm" svg:y2="9.2cm">
          <text:p/>
        </draw:line>
        <draw:line draw:style-name="gr4" draw:text-style-name="P1" draw:layer="layout" svg:x1="13.3cm" svg:y1="1.7cm" svg:x2="13.3cm" svg:y2="4.7cm">
          <text:p/>
        </draw:line>
        <draw:line draw:style-name="gr4" draw:text-style-name="P1" draw:layer="layout" svg:x1="15.8cm" svg:y1="1.7cm" svg:x2="15.8cm" svg:y2="4.7cm">
          <text:p/>
        </draw:line>
        <draw:line draw:style-name="gr4" draw:text-style-name="P1" draw:layer="layout" svg:x1="13.3cm" svg:y1="1.7cm" svg:x2="15.8cm" svg:y2="1.7cm">
          <text:p/>
        </draw:line>
        <draw:line draw:style-name="gr7" draw:text-style-name="P1" draw:layer="layout" svg:x1="6.6cm" svg:y1="8cm" svg:x2="12.1cm" svg:y2="8cm">
          <text:p/>
        </draw:line>
        <draw:line draw:style-name="gr7" draw:text-style-name="P1" draw:layer="layout" svg:x1="12.1cm" svg:y1="9cm" svg:x2="12.1cm" svg:y2="8cm">
          <text:p/>
        </draw:line>
        <draw:line draw:style-name="gr7" draw:text-style-name="P1" draw:layer="layout" svg:x1="6.6cm" svg:y1="3.5cm" svg:x2="12.1cm" svg:y2="3.5cm">
          <text:p/>
        </draw:line>
        <draw:line draw:style-name="gr7" draw:text-style-name="P1" draw:layer="layout" svg:x1="12.1cm" svg:y1="3.5cm" svg:x2="12.1cm" svg:y2="2.5cm">
          <text:p/>
        </draw:line>
        <draw:frame draw:style-name="gr2" draw:text-style-name="P3" draw:layer="layout" svg:width="1.153cm" svg:height="0.734cm" svg:x="5.447cm" svg:y="4.366cm">
          <draw:text-box>
            <text:p text:style-name="P2"><text:span text:style-name="T1">:A</text:span></text:p>
          </draw:text-box>
        </draw:frame>
        <draw:frame draw:style-name="gr2" draw:text-style-name="P3" draw:layer="layout" svg:width="1.153cm" svg:height="0.734cm" svg:x="6.847cm" svg:y="4.366cm">
          <draw:text-box>
            <text:p text:style-name="P2"><text:span text:style-name="T1">:B</text:span></text:p>
          </draw:text-box>
        </draw:frame>
        <draw:frame draw:style-name="gr2" draw:text-style-name="P3" draw:layer="layout" svg:width="1.153cm" svg:height="0.734cm" svg:x="13.5cm" svg:y="1.866cm">
          <draw:text-box>
            <text:p text:style-name="P2"><text:span text:style-name="T1">:C</text:span></text:p>
          </draw:text-box>
        </draw:frame>
        <draw:frame draw:style-name="gr3" draw:text-style-name="P3" draw:layer="layout" svg:width="1.8cm" svg:height="0.734cm" svg:x="13.5cm" svg:y="3.266cm">
          <draw:text-box>
            <text:p text:style-name="P2"><text:span text:style-name="T1">:D</text:span></text:p>
          </draw:text-box>
        </draw:frame>
        <draw:frame draw:style-name="gr8" draw:text-style-name="P4" draw:layer="layout" svg:width="2.077cm" svg:height="0.776cm" svg:x="1.901cm" svg:y="1.5cm">
          <draw:text-box>
            <text:p text:style-name="P2"><text:span text:style-name="T2">Pattern</text:span></text:p>
          </draw:text-box>
        </draw:frame>
        <draw:frame draw:style-name="gr9" draw:text-style-name="P5" draw:layer="layout" svg:width="4.505cm" svg:height="0.776cm" svg:x="4.996cm" svg:y="1cm">
          <draw:text-box>
            <text:p text:style-name="P2"><text:span text:style-name="T2">State of matching</text:span></text:p>
          </draw:text-box>
        </draw:frame>
        <draw:line draw:style-name="gr4" draw:text-style-name="P1" draw:layer="layout" svg:x1="13.2cm" svg:y1="9.3cm" svg:x2="16cm" svg:y2="9.3cm">
          <text:p/>
        </draw:line>
        <draw:line draw:style-name="gr4" draw:text-style-name="P1" draw:layer="layout" svg:x1="16cm" svg:y1="6.3cm" svg:x2="16cm" svg:y2="9.3cm">
          <text:p/>
        </draw:line>
        <draw:line draw:style-name="gr4" draw:text-style-name="P1" draw:layer="layout" svg:x1="13.2cm" svg:y1="9.188cm" svg:x2="13.2cm" svg:y2="9.3cm">
          <text:p/>
        </draw:line>
        <draw:frame draw:style-name="gr8" draw:text-style-name="P4" draw:layer="layout" svg:width="4.261cm" svg:height="0.776cm" svg:x="11.901cm" svg:y="1cm">
          <draw:text-box>
            <text:p text:style-name="P2"><text:span text:style-name="T2">Open tasks stack</text:span></text:p>
          </draw:text-box>
        </draw:frame>
        <draw:frame draw:style-name="gr8" draw:text-style-name="P4" draw:layer="layout" svg:width="7.385cm" svg:height="0.776cm" svg:x="5.044cm" svg:y="6.724cm">
          <draw:text-box>
            <text:p text:style-name="P2"><text:span text:style-name="T2">Call stack holding partial match</text:span></text:p>
          </draw:text-box>
        </draw:frame>
        <draw:frame draw:style-name="gr8" draw:text-style-name="P4" draw:layer="layout" svg:width="5.658cm" svg:height="0.776cm" svg:x="10.6cm" svg:y="9.324cm">
          <draw:text-box>
            <text:p text:style-name="P2"><text:span text:style-name="T2">Result building stack(s)</text:span></text:p>
          </draw:text-box>
        </draw:frame>
        <draw:frame draw:style-name="gr8" draw:text-style-name="P6" draw:layer="layout" svg:width="3.067cm" svg:height="0.759cm" svg:x="9.157cm" svg:y="2.701cm">
          <draw:text-box>
            <text:p text:style-name="P2"><text:span text:style-name="T3">Search state</text:span></text:p>
          </draw:text-box>
        </draw:frame>
        <draw:frame draw:style-name="gr8" draw:text-style-name="P6" draw:layer="layout" svg:width="3.393cm" svg:height="0.759cm" svg:x="8.801cm" svg:y="8.001cm">
          <draw:text-box>
            <text:p text:style-name="P2"><text:span text:style-name="T3">Match storag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cm" fo:page-height="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8$Build-9502</meta:generator>
    <meta:creation-date>2007-04-23T16:46:31</meta:creation-date>
    <dc:date>2011-01-23T18:07:56.32</dc:date>
    <meta:editing-cycles>49</meta:editing-cycles>
    <meta:editing-duration>PT09H19M26S</meta:editing-duration>
    <meta:document-statistic meta:object-count="52"/>
    <meta:user-defined meta:name="Info 1"/>
    <meta:user-defined meta:name="Info 2"/>
    <meta:user-defined meta:name="Info 3"/>
    <meta:user-defined meta:name="Info 4"/>
  </office:meta>
</office:document-meta>
</file>